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List_20_Heading" style:list-style-name="L9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P2" style:family="paragraph" style:parent-style-name="List_20_Heading" style:list-style-name="L8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P3" style:family="paragraph" style:parent-style-name="List_20_Heading" style:list-style-name="L15">
      <style:paragraph-properties fo:margin-top="0in" fo:margin-bottom="0.1965in" loext:contextual-spacing="false"/>
    </style:style>
    <style:style style:name="P4" style:family="paragraph" style:parent-style-name="List_20_Heading" style:list-style-name="L16">
      <style:paragraph-properties fo:margin-top="0in" fo:margin-bottom="0.1965in" loext:contextual-spacing="false"/>
    </style:style>
    <style:style style:name="P5" style:family="paragraph" style:parent-style-name="List_20_Heading" style:list-style-name="L12">
      <style:paragraph-properties fo:margin-top="0in" fo:margin-bottom="0.1965in" loext:contextual-spacing="false"/>
    </style:style>
    <style:style style:name="P6" style:family="paragraph" style:parent-style-name="List_20_Heading" style:list-style-name="L14">
      <style:paragraph-properties fo:margin-top="0in" fo:margin-bottom="0.1965in" loext:contextual-spacing="false"/>
    </style:style>
    <style:style style:name="P7" style:family="paragraph" style:parent-style-name="List_20_Heading" style:list-style-name="L17">
      <style:paragraph-properties fo:margin-top="0in" fo:margin-bottom="0.1965in" loext:contextual-spacing="false"/>
    </style:style>
    <style:style style:name="P8" style:family="paragraph" style:parent-style-name="List_20_Heading" style:list-style-name="L13">
      <style:paragraph-properties fo:margin-top="0in" fo:margin-bottom="0.1965in" loext:contextual-spacing="false" fo:break-before="page"/>
    </style:style>
    <style:style style:name="P9" style:family="paragraph" style:parent-style-name="Standard" style:list-style-name="L21"/>
    <style:style style:name="P10" style:family="paragraph" style:parent-style-name="Text_20_body" style:list-style-name="L8"/>
    <style:style style:name="P11" style:family="paragraph" style:parent-style-name="Text_20_body" style:list-style-name="L10"/>
    <style:style style:name="P12" style:family="paragraph" style:parent-style-name="Text_20_body" style:list-style-name="L17"/>
    <style:style style:name="P13" style:family="paragraph" style:parent-style-name="Text_20_body" style:list-style-name="L18"/>
    <style:style style:name="P14" style:family="paragraph" style:parent-style-name="Text_20_body" style:list-style-name="L19"/>
    <style:style style:name="P15" style:family="paragraph" style:parent-style-name="Text_20_body" style:list-style-name="L20"/>
    <style:style style:name="P16" style:family="paragraph" style:parent-style-name="Text_20_body" style:list-style-name="L21"/>
    <style:style style:name="P17" style:family="paragraph" style:parent-style-name="Text_20_body" style:list-style-name="L8">
      <style:paragraph-properties fo:margin-top="0in" fo:margin-bottom="0in" loext:contextual-spacing="false"/>
    </style:style>
    <style:style style:name="P18" style:family="paragraph" style:parent-style-name="Text_20_body" style:list-style-name="L10">
      <style:paragraph-properties fo:margin-top="0in" fo:margin-bottom="0in" loext:contextual-spacing="false"/>
    </style:style>
    <style:style style:name="P19" style:family="paragraph" style:parent-style-name="Text_20_body" style:list-style-name="L17">
      <style:paragraph-properties fo:margin-top="0in" fo:margin-bottom="0in" loext:contextual-spacing="false"/>
    </style:style>
    <style:style style:name="P20" style:family="paragraph" style:parent-style-name="Text_20_body" style:list-style-name="L18">
      <style:paragraph-properties fo:margin-top="0in" fo:margin-bottom="0in" loext:contextual-spacing="false"/>
    </style:style>
    <style:style style:name="P21" style:family="paragraph" style:parent-style-name="Text_20_body" style:list-style-name="L19">
      <style:paragraph-properties fo:margin-top="0in" fo:margin-bottom="0in" loext:contextual-spacing="false"/>
    </style:style>
    <style:style style:name="P22" style:family="paragraph" style:parent-style-name="Text_20_body" style:list-style-name="L20">
      <style:paragraph-properties fo:margin-top="0in" fo:margin-bottom="0in" loext:contextual-spacing="false"/>
    </style:style>
    <style:style style:name="P23" style:family="paragraph" style:parent-style-name="Text_20_body" style:list-style-name="L21">
      <style:paragraph-properties fo:margin-top="0in" fo:margin-bottom="0in" loext:contextual-spacing="false"/>
    </style:style>
    <style:style style:name="P24" style:family="paragraph" style:parent-style-name="Header">
      <style:paragraph-properties fo:text-align="start" style:justify-single-word="false"/>
      <style:text-properties fo:font-weight="bold" officeooo:paragraph-rsid="001a5caf" style:font-weight-asian="bold" style:font-weight-complex="bold"/>
    </style:style>
    <style:style style:name="T1" style:family="text">
      <style:text-properties officeooo:rsid="001a5caf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1971814" text:style-name="L9">
        <text:list-item>
          <text:p text:style-name="P1">Understand and use essential tools </text:p>
        </text:list-item>
      </text:list>
      <text:list xml:id="list3953621714" text:style-name="L8">
        <text:list-item>
          <text:list>
            <text:list-item>
              <text:p text:style-name="P17">Access a shell prompt and issue commands with correct syntax </text:p>
            </text:list-item>
            <text:list-item>
              <text:p text:style-name="P17">Use input-output redirection (&gt;, &gt;&gt;, |, 2&gt;, etc.) </text:p>
            </text:list-item>
            <text:list-item>
              <text:p text:style-name="P17">Use grep and regular expressions to analyze text </text:p>
            </text:list-item>
            <text:list-item>
              <text:p text:style-name="P17">Access remote systems using ssh </text:p>
            </text:list-item>
            <text:list-item>
              <text:p text:style-name="P17">Log in and switch users in multiuser targets </text:p>
            </text:list-item>
            <text:list-item>
              <text:p text:style-name="P17">Archive, compress, unpack, and uncompress files using tar, star, gzip, and bzip2 </text:p>
            </text:list-item>
            <text:list-item>
              <text:p text:style-name="P17">Create and edit text files </text:p>
            </text:list-item>
            <text:list-item>
              <text:p text:style-name="P17">Create, delete, copy, and move files and directories </text:p>
            </text:list-item>
            <text:list-item>
              <text:p text:style-name="P17">Create hard and soft links </text:p>
            </text:list-item>
            <text:list-item>
              <text:p text:style-name="P17">List, set, and change standard ugo/rwx permissions </text:p>
            </text:list-item>
            <text:list-item>
              <text:p text:style-name="P10">Locate, read, and use system documentation including man, info, and files in /usr/share/doc </text:p>
            </text:list-item>
          </text:list>
        </text:list-item>
        <text:list-item>
          <text:p text:style-name="P2">Operate running systems </text:p>
        </text:list-item>
      </text:list>
      <text:list xml:id="list3681278420" text:style-name="L10">
        <text:list-item>
          <text:list>
            <text:list-item>
              <text:p text:style-name="P18">Boot, reboot, and shut down a system normally </text:p>
            </text:list-item>
            <text:list-item>
              <text:p text:style-name="P18">Boot systems into different targets manually </text:p>
            </text:list-item>
            <text:list-item>
              <text:p text:style-name="P18">Interrupt the boot process in order to gain access to a system </text:p>
            </text:list-item>
            <text:list-item>
              <text:p text:style-name="P18">Identify CPU/memory intensive processes, adjust process priority with renice, and kill processes </text:p>
            </text:list-item>
            <text:list-item>
              <text:p text:style-name="P18">Locate and interpret system log files and journals </text:p>
            </text:list-item>
            <text:list-item>
              <text:p text:style-name="P18">Access a virtual machine's console </text:p>
            </text:list-item>
            <text:list-item>
              <text:p text:style-name="P18">Start and stop virtual machines </text:p>
            </text:list-item>
            <text:list-item>
              <text:p text:style-name="P18">Start, stop, and check the status of network services </text:p>
            </text:list-item>
            <text:list-item>
              <text:p text:style-name="P11">Securely transfer files between systems </text:p>
            </text:list-item>
          </text:list>
        </text:list-item>
      </text:list>
      <text:list xml:id="list1550996368" text:style-name="L12">
        <text:list-item>
          <text:p text:style-name="P5"><text:span text:style-name="T2">Configure local storage </text:span></text:p>
        </text:list-item>
      </text:list>
      <text:list xml:id="list1564126821" text:style-name="L17">
        <text:list-item>
          <text:list>
            <text:list-item>
              <text:p text:style-name="P19">List, create, delete partitions on MBR and GPT disks </text:p>
            </text:list-item>
            <text:list-item>
              <text:p text:style-name="P19">Create and remove physical volumes, assign physical volumes to volume groups, and create and delete logical volumes </text:p>
            </text:list-item>
            <text:list-item>
              <text:p text:style-name="P19">Configure systems to mount file systems at boot by Universally Unique ID (UUID) or label </text:p>
            </text:list-item>
            <text:list-item>
              <text:p text:style-name="P12">Add new partitions and logical volumes, and swap to a system non-destructively </text:p>
              <text:p text:style-name="P7"><text:span text:style-name="T2"/></text:p>
            </text:list-item>
          </text:list>
        </text:list-item>
      </text:list>
      <text:list xml:id="list3638735443" text:style-name="L13">
        <text:list-item>
          <text:p text:style-name="P8"><text:span text:style-name="T2">Create and configure file systems </text:span></text:p>
        </text:list-item>
      </text:list>
      <text:list xml:id="list2590267356" text:style-name="L18">
        <text:list-item>
          <text:list>
            <text:list-item>
              <text:p text:style-name="P20">Create, mount, unmount, and use vfat, ext4, and xfs file systems </text:p>
            </text:list-item>
            <text:list-item>
              <text:p text:style-name="P20">Mount and unmount CIFS and NFS network file systems </text:p>
            </text:list-item>
            <text:list-item>
              <text:p text:style-name="P20">Extend existing logical volumes </text:p>
            </text:list-item>
            <text:list-item>
              <text:p text:style-name="P20">Create and configure set-GID directories for collaboration </text:p>
            </text:list-item>
            <text:list-item>
              <text:p text:style-name="P20">Create and manage Access Control Lists (ACLs) </text:p>
            </text:list-item>
            <text:list-item>
              <text:p text:style-name="P13">Diagnose and correct file permission problems </text:p>
            </text:list-item>
          </text:list>
        </text:list-item>
      </text:list>
      <text:list xml:id="list2391115833" text:style-name="L14">
        <text:list-item>
          <text:p text:style-name="P6"><text:span text:style-name="T2">Deploy, configure, and maintain systems </text:span></text:p>
        </text:list-item>
      </text:list>
      <text:list xml:id="list1686547036" text:style-name="L19">
        <text:list-item>
          <text:list>
            <text:list-item>
              <text:p text:style-name="P21">Configure networking and hostname resolution statically or dynamically </text:p>
            </text:list-item>
            <text:list-item>
              <text:p text:style-name="P21">Schedule tasks using at and cron </text:p>
            </text:list-item>
            <text:list-item>
              <text:p text:style-name="P21">Start and stop services and configure services to start automatically at boot </text:p>
            </text:list-item>
            <text:list-item>
              <text:p text:style-name="P21">Configure systems to boot into a specific target automatically </text:p>
            </text:list-item>
            <text:list-item>
              <text:p text:style-name="P21">Install Red Hat Enterprise Linux systems as virtual guests </text:p>
            </text:list-item>
            <text:list-item>
              <text:p text:style-name="P21">Configure systems to launch virtual machines at boot </text:p>
            </text:list-item>
            <text:list-item>
              <text:p text:style-name="P21">Configure network services to start automatically at boot </text:p>
            </text:list-item>
            <text:list-item>
              <text:p text:style-name="P21">Configure a system to use time services </text:p>
            </text:list-item>
            <text:list-item>
              <text:p text:style-name="P21">Install and update software packages from Red Hat Network, a remote repository, or from the local file system </text:p>
            </text:list-item>
            <text:list-item>
              <text:p text:style-name="P21">Update the kernel package appropriately to ensure a bootable system </text:p>
            </text:list-item>
            <text:list-item>
              <text:p text:style-name="P14">Modify the system bootloader </text:p>
            </text:list-item>
          </text:list>
        </text:list-item>
      </text:list>
      <text:list xml:id="list3040340500" text:style-name="L15">
        <text:list-item>
          <text:p text:style-name="P3"><text:span text:style-name="T2">Manage users and groups </text:span></text:p>
        </text:list-item>
      </text:list>
      <text:list xml:id="list3531310981" text:style-name="L20">
        <text:list-item>
          <text:list>
            <text:list-item>
              <text:p text:style-name="P22">Create, delete, and modify local user accounts </text:p>
            </text:list-item>
            <text:list-item>
              <text:p text:style-name="P22">Change passwords and adjust password aging for local user accounts </text:p>
            </text:list-item>
            <text:list-item>
              <text:p text:style-name="P22">Create, delete, and modify local groups and group memberships </text:p>
            </text:list-item>
            <text:list-item>
              <text:p text:style-name="P15">Configure a system to use an existing authentication service for user and group information </text:p>
            </text:list-item>
          </text:list>
        </text:list-item>
      </text:list>
      <text:list xml:id="list3412451134" text:style-name="L16">
        <text:list-item>
          <text:p text:style-name="P4"><text:span text:style-name="T2">Manage security </text:span></text:p>
        </text:list-item>
      </text:list>
      <text:list xml:id="list3196918047" text:style-name="L21">
        <text:list-item>
          <text:list>
            <text:list-item>
              <text:p text:style-name="P23">Configure firewall settings using firewall-config, firewall-cmd, or iptables </text:p>
            </text:list-item>
            <text:list-item>
              <text:p text:style-name="P23">Configure key-based authentication for SSH </text:p>
            </text:list-item>
            <text:list-item>
              <text:p text:style-name="P23">Set enforcing and permissive modes for SELinux </text:p>
            </text:list-item>
            <text:list-item>
              <text:p text:style-name="P23">List and identify SELinux file and process context </text:p>
            </text:list-item>
            <text:list-item>
              <text:p text:style-name="P23">Restore default file contexts </text:p>
            </text:list-item>
            <text:list-item>
              <text:p text:style-name="P23">Use boolean settings to modify system SELinux settings </text:p>
            </text:list-item>
            <text:list-item>
              <text:p text:style-name="P16">Diagnose and address routine SELinux policy violations </text:p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officeooo:paragraph-rsid="001a5caf" style:font-weight-asian="bold" style:font-weight-complex="bold"/>
    </style:style>
    <style:style style:name="MT1" style:family="text">
      <style:text-properties officeooo:rsid="001a5caf"/>
    </style:style>
    <style:style style:name="MT2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HCSA Objectives</text:span></text:p>
        <text:p text:style-name="Header"><text:a xlink:type="simple" xlink:href="https://www.redhat.com/en/services/training/ex200-red-hat-certified-system-administrator-rhcsa-exam" text:style-name="Internet_20_link" text:visited-style-name="Visited_20_Internet_20_Link">https://www.redhat.com/en/services/training/ex200-red-hat-certified-system-administrator-rhcsa-exam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32:37.663802166</meta:creation-date>
    <dc:date>2018-10-01T15:44:16.459568973</dc:date>
    <meta:editing-duration>PT1M7S</meta:editing-duration>
    <meta:editing-cycles>2</meta:editing-cycles>
    <meta:generator>LibreOffice/6.0.6.2$Linux_X86_64 LibreOffice_project/00$Build-2</meta:generator>
    <meta:document-statistic meta:table-count="0" meta:image-count="0" meta:object-count="0" meta:page-count="2" meta:paragraph-count="61" meta:word-count="531" meta:character-count="3386" meta:non-whitespace-character-count="2916"/>
  </office:meta>
</office:document-meta>
</file>